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Utils.enableIndenting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enableIndenting( Transformer transformer , int indentAm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formerUtils.disableIndenting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